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Heading_20_1" style:master-page-name="First_20_Page">
      <style:paragraph-properties style:page-number="auto">
        <style:tab-stops>
          <style:tab-stop style:position="13.847cm" style:type="right"/>
        </style:tab-stops>
      </style:paragraph-properties>
      <style:text-properties fo:font-variant="normal" fo:text-transform="none" fo:color="#000000" loext:opacity="100%" style:font-name="Times New Roman" fo:font-size="18pt" fo:letter-spacing="normal" fo:font-style="normal" fo:font-weight="normal" officeooo:rsid="000e487e" officeooo:paragraph-rsid="0000ac35" style:font-size-asian="18pt" style:font-size-complex="18pt"/>
    </style:style>
    <style:style style:name="P3" style:family="paragraph" style:parent-style-name="Heading_20_2">
      <style:text-properties officeooo:paragraph-rsid="0000ac35"/>
    </style:style>
    <style:style style:name="P4" style:family="paragraph" style:parent-style-name="Text_20_body">
      <style:paragraph-properties fo:text-align="justify" style:justify-single-word="false"/>
    </style:style>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1">
      <style:paragraph-properties fo:margin-top="0cm" fo:margin-bottom="0cm" style:contextual-spacing="false"/>
    </style:style>
    <style:style style:name="P20" style:family="paragraph" style:parent-style-name="sender_20_address">
      <style:paragraph-properties>
        <style:tab-stops>
          <style:tab-stop style:position="13.847cm" style:type="right"/>
        </style:tab-stops>
      </style:paragraph-properties>
      <style:text-properties fo:font-size="10pt" fo:font-weight="normal" officeooo:rsid="000e487e"/>
    </style:style>
    <style:style style:name="T1" style:family="text">
      <style:text-properties fo:font-size="10pt" fo:font-weight="normal" officeooo:rsid="000e487e"/>
    </style:style>
    <style:style style:name="T2" style:family="text">
      <style:text-properties officeooo:rsid="000f4497"/>
    </style:style>
    <style:style style:name="T3" style:family="text">
      <style:text-properties officeooo:rsid="0000ac3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alcular si dos expresiones regulares son equivalentes</text:h>
      <text:h text:style-name="P3" text:outline-level="2" text:is-list-header="true"><text:bookmark text:name="justificacion"/>Justificacion</text:h>
      <text:p text:style-name="P4">   Decidimos elegir el ejercicio numero 5: Programa que recibe dos expresiones regulares y produce “SÍ” si las expresiones son equivalentes, “NO” en caso contrario. La razón por la que se eligió esta opción fue por que día a día en nuestra vida laboral nos encontramos con problemas que necesitan del uso de expresiones regex, a veces por la falta de experiencia, creamos expresiones muy complicadas, cuando nos damos cuenta de eso, intentamos reducirlas, pero muchas veces no sabemos si nuestro resultado es equivalente o si en realidad estamos creando una nueva expresión, por esa razón, creemos que un programa que nos ayude a identificar si dos expresiones regulares son equivalentes seria un buen punto de inicio para, quizás, en un futuro poder desarrollar un programa más completo que nos ayude a comparar expresiones regex.</text:p>
      <text:h text:style-name="Heading_20_2" text:outline-level="2"><text:bookmark text:name="descripcion"/>Descripcion del Proyecto</text:h>
      <text:p text:style-name="P4">   El proyecto es una página web creada en combinación con html y javascript, la cual tiene como Titulo: Calcular si dos expresiones regulares son equivalentes, ademas cuenta con dos cajas de texto en las cual el usuario tiene que introducir las expresiones regulares, una vez que las expresiones son introducidas, se tiene la opción de "Calcular Equivalencia" con su respectivo botón, o se puede acceder a esta documentación por medio del botón de "Ver Documentación". Cuando el botón de Calcular Equivalencia es presionado, una función que toma las dos expresiones regulares es llamada, dicha función convierte las expresiones regulares en un par de árboles que tienen como padres a los operadores y como hijos a los elementos del alfabeto, una vez que el árbol es construido, el siguiente paso es convertir los arboles en sus respectivos autómatas equivalentes, así que por medio del llamado de otras funciones, convertimos los arboles en autómatas finitos no deterministas que se presentan por medio de una matriz n x 3 , donde tenemos en la primer columna los estados de donde se inicia la transición, en la segunda columna, el elemento del alfabeto que va a transicionar y en la tercer columna, al estado en el que se finaliza la transición. Después dichos autómatas finitos no deterministas se convierten a autómatas finitos deterministas, para al final tener dos autómatas finitos deterministas que podemos comparar para buscar, checando cada estado en los dos autómatas para buscar compatibilidad, si en algún momento detectamos una incompatibilidad el sistema lanzara una ventana emergente anunciando que los dos autómatas no son equivalentes en caso contrario si el autómata analiza todos los estados y no encuentra incompatibilidad, la ventana emergente lanzara un mensaje diciendo que Si son equivalentes.</text:p>
      <text:h text:style-name="Heading_20_2" text:outline-level="2"><text:bookmark text:name="manual"/>Manual del Usuario</text:h>
      <text:list xml:id="list326579599" text:style-name="L2">
        <text:list-header>
          <text:p text:style-name="P11"/>
        </text:list-header>
      </text:list>
      <text:h text:style-name="Heading_20_3" text:outline-level="3"><text:bookmark text:name="archivo"/>Iniciar el Programa <text:span text:style-name="T3">vía</text:span> Archivo html</text:h>
      <text:list xml:id="list932206564" text:style-name="L7">
        <text:list-item>
          <text:p text:style-name="P15">Ir a carpeta Equivalencia de expresiones</text:p>
        </text:list-item>
        <text:list-item>
          <text:p text:style-name="P15">Doble click en el archivo index.html</text:p>
        </text:list-item>
        <text:list-item>
          <text:p text:style-name="P5"><text:soft-page-break/>La pagina se <text:span text:style-name="T3">abrirá</text:span> en su navegador por default</text:p>
        </text:list-item>
      </text:list>
      <text:h text:style-name="Heading_20_3" text:outline-level="3" text:is-list-header="true"><text:bookmark text:name="navegador"/>Iniciar el Programa <text:span text:style-name="T3">vía</text:span> navegador</text:h>
      <text:list xml:id="list348197524" text:style-name="L8">
        <text:list-item>
          <text:p text:style-name="P16">Abrir el navegador de su preferencia</text:p>
        </text:list-item>
        <text:list-item>
          <text:p text:style-name="P16">En la barra de direcciones, escribir la <text:span text:style-name="T3">dirección</text:span> donde se encuentra el archivo index.html por ejemplo si la carpeta Equivalencia de Expresiones se encuentra en c: entonces la <text:span text:style-name="T3">dirección</text:span> seria: c:/Equivalencia%de%Expresiones/index.html</text:p>
        </text:list-item>
        <text:list-item>
          <text:p text:style-name="P6">La pagina se cargara en su navegador</text:p>
        </text:list-item>
      </text:list>
      <text:h text:style-name="Heading_20_3" text:outline-level="3" text:is-list-header="true"><text:bookmark text:name="equivalencia"/>Calcular equivalencia</text:h>
      <text:list xml:id="list2555768098" text:style-name="L9">
        <text:list-item>
          <text:p text:style-name="P17">Iniciar el programa (via navegador o via archivo)</text:p>
        </text:list-item>
        <text:list-item>
          <text:p text:style-name="P17">Introducir una <text:span text:style-name="T3">expresión</text:span> en la caja de texto que dice: Introduce la primer <text:span text:style-name="T3">expresión</text:span> regular</text:p>
        </text:list-item>
        <text:list-item>
          <text:p text:style-name="P17">Introducir una <text:span text:style-name="T3">expresión</text:span> en la caja de texto que dice: Introduce la segunda <text:span text:style-name="T3">expresión</text:span> regular</text:p>
        </text:list-item>
        <text:list-item>
          <text:p text:style-name="P17">Presionar el <text:span text:style-name="T3">botón</text:span> Calcular Equivalencia</text:p>
        </text:list-item>
        <text:list-item>
          <text:p text:style-name="P17">Una ventana emergente anunciara si los <text:span text:style-name="T3">autómatas</text:span> son equivalentes o no</text:p>
        </text:list-item>
        <text:list-item>
          <text:p text:style-name="P7">Detalles sobre los <text:span text:style-name="T3">autómatas</text:span> generados <text:span text:style-name="T3">serán</text:span> presentados en la parte inferior de la pantalla</text:p>
        </text:list-item>
      </text:list>
      <text:h text:style-name="Heading_20_3" text:outline-level="3" text:is-list-header="true"><text:bookmark text:name="ejemplos"/>Ejemplos y restricciones</text:h>
      <text:list xml:id="list2156273108" text:style-name="L10">
        <text:list-item>
          <text:p text:style-name="P18">Las dos cajas de textos necesitan tener <text:span text:style-name="T3">información</text:span></text:p>
        </text:list-item>
        <text:list-item>
          <text:p text:style-name="P18">El programa solo analiza expresiones regulares que estan compuestas por <text:span text:style-name="T3">símbolos</text:span> <text:span text:style-name="T3">alfabéticos</text:span>(a-z A-Z), si se usa una <text:span text:style-name="T3">combinación</text:span> de <text:span text:style-name="T3">minúsculas</text:span> y <text:span text:style-name="T3">mayúsculas</text:span>, el programa toma como diferentes cada <text:span text:style-name="T3">símbolo</text:span>, es decir, para el Programa "a" es diferente de "A"</text:p>
        </text:list-item>
        <text:list-item>
          <text:p text:style-name="P18">El programa solo analiza y reconoce como tal los siguientes tres operadores: (), + y *</text:p>
        </text:list-item>
        <text:list-item>
          <text:p text:style-name="P18">Cualquier otro <text:span text:style-name="T3">símbolo</text:span> <text:span text:style-name="T3">alfanumérico</text:span> puede ser usado y se toma como parte del Lenguaje, pero no se recomienda</text:p>
        </text:list-item>
        <text:list-item>
          <text:p text:style-name="P18">Si una caja de texto tiene <text:span text:style-name="T3">información</text:span> y la otra no, por defecto el programa lanzara que no son equivalentes</text:p>
        </text:list-item>
        <text:list-item>
          <text:p text:style-name="P18">Las dos cajas de textos tienen que tener el mismo alfabeto o de otra manera, el programa lanzara por defecto que no son equivalentes</text:p>
        </text:list-item>
        <text:list-item>
          <text:p text:style-name="P18">En esta primera fase del programa, la <text:span text:style-name="T3">expresión</text:span> Epsilon no es aceptada</text:p>
        </text:list-item>
        <text:list-item>
          <text:p text:style-name="P18">Si alguna <text:span text:style-name="T3">expresión</text:span> tiene problemas de sintaxis, el programa lanzara por defecto que no son equivalentes</text:p>
        </text:list-item>
        <text:list-item>
          <text:p text:style-name="P18">Algunos ejemplos de expresiones regulares validas: (a+b), (a+b)*, (a+b*)c+(a+b)</text:p>
        </text:list-item>
        <text:list-item>
          <text:p text:style-name="P8">Algunos ejemplos de expresiones regulares no recomendadas: <text:s/>a"#$%$, 234</text:p>
        </text:list-item>
      </text:list>
      <text:h text:style-name="Heading_20_3" text:outline-level="3" text:is-list-header="true"><text:bookmark text:name="documentacion"/>Ver <text:span text:style-name="T3">Documentación</text:span></text:h>
      <text:list xml:id="list1756275098" text:style-name="L11">
        <text:list-item>
          <text:p text:style-name="P19">Iniciar el programa (<text:span text:style-name="T3">vía</text:span> navegador o <text:span text:style-name="T3">vía</text:span> archivo)</text:p>
        </text:list-item>
        <text:list-item>
          <text:p text:style-name="P19">Presionar el <text:span text:style-name="T3">botón</text:span> Ver <text:span text:style-name="T3">Documentación</text:span></text:p>
        </text:list-item>
        <text:list-item>
          <text:p text:style-name="P19">Una nueva pestaña sera desplegada con <text:span text:style-name="T3">información</text:span> relevante acerca del proyecto</text:p>
        </text:list-item>
        <text:list-item>
          <text:p text:style-name="P19"><text:soft-page-break/>En la nueva pestaña, puede moverse de manera <text:span text:style-name="T3">rápida</text:span> usando el <text:span text:style-name="T3">menú</text:span> de opciones</text:p>
        </text:list-item>
        <text:list-item>
          <text:p text:style-name="P19">Si se selecciona <text:span text:style-name="T3">Justificación</text:span>, <text:span text:style-name="T3">automáticamente</text:span> sera enviado a la <text:span text:style-name="T3">sección</text:span> llamada <text:span text:style-name="T3">Justificación</text:span></text:p>
        </text:list-item>
        <text:list-item>
          <text:p text:style-name="P19">Si se selecciona <text:span text:style-name="T3">Descripción</text:span> del Proyecto, <text:span text:style-name="T3">automáticamente</text:span> sera enviado a la <text:span text:style-name="T3">sección</text:span> llamada <text:span text:style-name="T3">Descripción</text:span> del Proyecto</text:p>
        </text:list-item>
        <text:list-item>
          <text:p text:style-name="P9">Si se selecciona Manual del Usuario, <text:span text:style-name="T3">automáticamente</text:span> sera enviado a la <text:span text:style-name="T3">sección</text:span> llamada Manual del Usuario</text:p>
        </text:list-item>
      </text:list>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deg" draw:border="50%"/>
    <draw:gradient draw:name="kék-sárga" draw:style="axial" draw:start-color="#0066cc" draw:end-color="#ffd320"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0pt" fo:language="none" fo:country="none" style:letter-kerning="true" style:font-name-asian="Segoe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text>/ </number:text>
      <number:month number:style="long" number:textual="true"/>
      <number:day/>
      <number:text>/</number:text>
    </number:date-style>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5T16:11:27.830000000</meta:creation-date>
    <meta:editing-duration>PT4M36S</meta:editing-duration>
    <meta:editing-cycles>2</meta:editing-cycles>
    <meta:generator>LibreOffice/7.0.0.3$Windows_X86_64 LibreOffice_project/8061b3e9204bef6b321a21033174034a5e2ea88e</meta:generator>
    <dc:description>Modern business letter with sans-serif font </dc:description>
    <dc:title>Modern business letter sans-serif</dc:title>
    <dc:date>2020-11-25T16:16:02.491000000</dc:date>
    <meta:document-statistic meta:table-count="0" meta:image-count="0" meta:object-count="0" meta:page-count="3" meta:paragraph-count="42" meta:word-count="871" meta:character-count="5437" meta:non-whitespace-character-count="4630"/>
  </office:meta>
</office:document-meta>
</file>